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5.253cm" svg:height="11.454cm" svg:x="4.616cm" svg:y="0.1cm">
            <draw:object draw:notify-on-update-of-ranges="Foglio1.A1:Foglio1.A6 Foglio1.B1:Foglio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193" calcext:value-type="float">
            <text:p>32,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0122" calcext:value-type="float">
            <text:p>31,0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385" calcext:value-type="float">
            <text:p>27,9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86759" calcext:value-type="float">
            <text:p>28,86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243" calcext:value-type="float">
            <text:p>28,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639" calcext:value-type="float">
            <text:p>31,3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ele Maione</meta:initial-creator>
    <meta:creation-date>2021-06-26T19:11:53.011381743</meta:creation-date>
    <dc:date>2021-06-26T19:14:30.176496775</dc:date>
    <dc:creator>Michele Maione</dc:creator>
    <meta:editing-duration>PT2M38S</meta:editing-duration>
    <meta:editing-cycles>1</meta:editing-cycles>
    <meta:document-statistic meta:table-count="1" meta:cell-count="12" meta:object-count="1"/>
    <meta:generator>LibreOffice/7.1.4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254cm" svg:height="11.455cm" xlink:href=".." xlink:type="simple" chart:class="chart:bar" chart:style-name="ch1">
        <chart:title svg:x="16.935cm" svg:y="0.365cm" chart:style-name="ch2">
          <text:p>PSNR</text:p>
        </chart:title>
        <chart:plot-area chart:style-name="ch3" table:cell-range-address="Foglio1.A1:Foglio1.B6" chart:data-source-has-labels="column" svg:x="1.716cm" svg:y="1.373cm" svg:width="32.833cm" svg:height="8.872cm">
          <chart:coordinate-region svg:x="2.337cm" svg:y="1.572cm" svg:width="32.212cm" svg:height="8.026cm"/>
          <chart:axis chart:dimension="x" chart:name="primary-x" chart:style-name="ch4" chartooo:axis-type="auto">
            <chartooo:date-scale/>
            <chart:title svg:x="17.36cm" svg:y="10.474cm" chart:style-name="ch5">
              <text:p>Immagine</text:p>
            </chart:title>
            <chart:categories table:cell-range-address="Foglio1.A1:Foglio1.A6"/>
          </chart:axis>
          <chart:axis chart:dimension="y" chart:name="primary-y" chart:style-name="ch6">
            <chart:title svg:x="0.451cm" svg:y="6.065cm" chart:style-name="ch7">
              <text:p>dB</text:p>
            </chart:title>
            <chart:grid chart:style-name="ch8" chart:class="major"/>
          </chart:axis>
          <chart:series chart:style-name="ch9" chart:values-cell-range-address="Foglio1.B1:Foglio1.B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A1:Foglio1.A6</svg:desc>
                </draw:g>
              </table:table-cell>
              <table:table-cell office:value-type="float" office:value="32.193">
                <text:p>32.193</text:p>
                <draw:g>
                  <svg:desc>Foglio1.B1:Foglio1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0122">
                <text:p>31.01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9385">
                <text:p>27.93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.86759">
                <text:p>28.867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.243">
                <text:p>28.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.3639">
                <text:p>31.3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